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144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5eb91e" draw:fill-color="#5eb91e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paragraph-properties style:writing-mode="lr-tb"/>
      <style:text-properties fo:color="#5eb91e" fo:font-size="26pt" style:font-size-asian="26pt" style:font-size-complex="26pt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style:text-properties fo:color="#ffffff" fo:font-size="16pt" style:font-size-asian="16pt" style:font-size-complex="16pt"/>
    </style:style>
    <style:style style:name="P6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7" style:family="paragraph">
      <style:paragraph-properties fo:text-align="center"/>
      <style:text-properties fo:color="#ffffff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5eb91e" fo:font-size="26pt" style:font-size-asian="26pt" style:font-size-complex="26pt"/>
    </style:style>
    <style:style style:name="T2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63cm" svg:y1="9.256cm" svg:x2="8.633cm" svg:y2="9.256cm">
            <text:p/>
          </draw:line>
          <draw:line draw:style-name="gr1" draw:text-style-name="P1" draw:layer="layout" svg:x1="1.642cm" svg:y1="9.256cm" svg:x2="1.455cm" svg:y2="2.474cm">
            <text:p/>
          </draw:line>
          <draw:frame draw:style-name="gr2" draw:text-style-name="P3" draw:layer="layout" svg:width="1.976cm" svg:height="2.394cm" svg:x="8.738cm" svg:y="8.547cm">
            <draw:text-box>
              <text:p text:style-name="P2"><text:span text:style-name="T1">x</text:span></text:p>
            </draw:text-box>
          </draw:frame>
          <draw:frame draw:style-name="gr2" draw:text-style-name="P3" draw:layer="layout" svg:width="1.976cm" svg:height="2.394cm" svg:x="0.935cm" svg:y="0.653cm">
            <draw:text-box>
              <text:p text:style-name="P2"><text:span text:style-name="T1">y</text:span></text:p>
            </draw:text-box>
          </draw:frame>
        </draw:g>
        <draw:path draw:style-name="gr3" draw:text-style-name="P1" draw:layer="layout" svg:width="5.285cm" svg:height="5.423cm" draw:transform="rotate (1.42471226840297) translate (2.03865407801756cm 8.015658313951cm)" svg:viewBox="0 0 5286 5424" svg:d="M1169 124c4365 0 3788-428 4025 307 236 735-5045 614-4878 1745 166 1130 2871-551 3037 580 167 1130-3444 1020-3351 1648 92 628 739 661 1116 606s4168 414 4168 414">
          <text:p/>
        </draw:path>
        <draw:custom-shape draw:style-name="gr4" draw:text-style-name="P4" draw:layer="layout" svg:width="0.381cm" svg:height="0.381cm" svg:x="2.967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3.983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6.269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5.207cm" svg:height="2.384cm" svg:x="2.078cm" svg:y="0.908cm">
          <draw:text-box>
            <text:p text:style-name="P5"><text:span text:style-name="T2">Local maximum</text:span></text:p>
          </draw:text-box>
        </draw:frame>
        <draw:frame draw:style-name="gr5" draw:text-style-name="P6" draw:layer="layout" svg:width="5.207cm" svg:height="2.384cm" svg:x="0.935cm" svg:y="9.671cm">
          <draw:text-box>
            <text:p text:style-name="P5"><text:span text:style-name="T2">Local minimum</text:span></text:p>
          </draw:text-box>
        </draw:frame>
        <draw:frame draw:style-name="gr5" draw:text-style-name="P6" draw:layer="layout" svg:width="5.207cm" svg:height="2.384cm" svg:x="5.38cm" svg:y="10.081cm">
          <draw:text-box>
            <text:p text:style-name="P5"><text:span text:style-name="T2">G</text:span><text:span text:style-name="T2">l</text:span><text:span text:style-name="T2">o</text:span><text:span text:style-name="T2">b</text:span><text:span text:style-name="T2">a</text:span><text:span text:style-name="T2">l </text:span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/text:p>
          </draw:text-box>
        </draw:frame>
        <draw:line draw:style-name="gr6" draw:text-style-name="P1" draw:layer="layout" svg:x1="3.475cm" svg:y1="1.67cm" svg:x2="3.221cm" svg:y2="2.686cm">
          <text:p/>
        </draw:line>
        <draw:line draw:style-name="gr6" draw:text-style-name="P1" draw:layer="layout" svg:x1="3.602cm" svg:y1="9.417cm" svg:x2="4.11cm" svg:y2="8.274cm">
          <text:p/>
        </draw:line>
        <draw:line draw:style-name="gr6" draw:text-style-name="P1" draw:layer="layout" svg:x1="6.777cm" svg:y1="9.798cm" svg:x2="6.396cm" svg:y2="8.909cm">
          <text:p/>
        </draw:line>
        <draw:g>
          <draw:line draw:style-name="gr1" draw:text-style-name="P1" draw:layer="layout" svg:x1="15.478cm" svg:y1="9.057cm" svg:x2="22.448cm" svg:y2="9.057cm">
            <text:p/>
          </draw:line>
          <draw:line draw:style-name="gr1" draw:text-style-name="P1" draw:layer="layout" svg:x1="15.457cm" svg:y1="9.057cm" svg:x2="15.27cm" svg:y2="2.275cm">
            <text:p/>
          </draw:line>
          <draw:frame draw:style-name="gr2" draw:text-style-name="P3" draw:layer="layout" svg:width="1.976cm" svg:height="2.394cm" svg:x="22.553cm" svg:y="8.348cm">
            <draw:text-box>
              <text:p text:style-name="P2"><text:span text:style-name="T1">x</text:span></text:p>
            </draw:text-box>
          </draw:frame>
          <draw:frame draw:style-name="gr2" draw:text-style-name="P3" draw:layer="layout" svg:width="1.976cm" svg:height="2.394cm" svg:x="14.75cm" svg:y="0.454cm">
            <draw:text-box>
              <text:p text:style-name="P2"><text:span text:style-name="T1">y</text:span></text:p>
            </draw:text-box>
          </draw:frame>
        </draw:g>
        <draw:frame draw:style-name="gr5" draw:text-style-name="P8" draw:layer="layout" svg:width="5.207cm" svg:height="2.384cm" svg:x="16.147cm" svg:y="10.361cm">
          <draw:text-box>
            <text:p text:style-name="P7"><text:span text:style-name="T2">In</text:span><text:span text:style-name="T2">fi</text:span><text:span text:style-name="T2">ni</text:span><text:span text:style-name="T2">te </text:span><text:span text:style-name="T2">lo</text:span><text:span text:style-name="T2">c</text:span><text:span text:style-name="T2">al </text:span><text:span text:style-name="T2">m</text:span><text:span text:style-name="T2">in</text:span><text:span text:style-name="T2">i</text:span><text:span text:style-name="T2">m</text:span><text:span text:style-name="T2">a, </text:span><text:span text:style-name="T2">al</text:span><text:span text:style-name="T2">l </text:span><text:span text:style-name="T2">gl</text:span><text:span text:style-name="T2">o</text:span><text:span text:style-name="T2">b</text:span><text:span text:style-name="T2">al</text:span></text:p>
          </draw:text-box>
        </draw:frame>
        <draw:line draw:style-name="gr6" draw:text-style-name="P1" draw:layer="layout" svg:x1="17.671cm" svg:y1="10.106cm" svg:x2="18.814cm" svg:y2="7.566cm">
          <text:p/>
        </draw:line>
        <draw:polyline draw:style-name="gr3" draw:text-style-name="P1" draw:layer="layout" svg:width="4.564cm" svg:height="4.939cm" draw:transform="rotate (-1.18385683162775) translate (20.7214516642773cm 2.01899432714224cm)" svg:viewBox="0 0 4565 4940" draw:points="0,4940 3703,4940 4565,2823 2013,0 2083,166">
          <text:p/>
        </draw:polyline>
        <draw:line draw:style-name="gr7" draw:text-style-name="P1" draw:layer="layout" svg:x1="17.544cm" svg:y1="7.312cm" svg:x2="19.83cm" svg:y2="7.285cm">
          <text:p/>
        </draw:line>
        <draw:g>
          <draw:line draw:style-name="gr1" draw:text-style-name="P1" draw:layer="layout" svg:x1="15.479cm" svg:y1="9.058cm" svg:x2="22.449cm" svg:y2="9.058cm">
            <text:p/>
          </draw:line>
          <draw:line draw:style-name="gr1" draw:text-style-name="P1" draw:layer="layout" svg:x1="15.458cm" svg:y1="9.058cm" svg:x2="15.271cm" svg:y2="2.276cm">
            <text:p/>
          </draw:line>
          <draw:frame draw:style-name="gr2" draw:text-style-name="P3" draw:layer="layout" svg:width="1.976cm" svg:height="2.394cm" svg:x="22.554cm" svg:y="8.349cm">
            <draw:text-box>
              <text:p text:style-name="P2"><text:span text:style-name="T1">x</text:span></text:p>
            </draw:text-box>
          </draw:frame>
          <draw:frame draw:style-name="gr2" draw:text-style-name="P3" draw:layer="layout" svg:width="1.976cm" svg:height="2.394cm" svg:x="14.751cm" svg:y="0.455cm">
            <draw:text-box>
              <text:p text:style-name="P2"><text:span text:style-name="T1">y</text:span></text:p>
            </draw:text-box>
          </draw:frame>
        </draw:g>
        <draw:frame draw:style-name="gr5" draw:text-style-name="P8" draw:layer="layout" svg:width="5.207cm" svg:height="2.384cm" svg:x="16.148cm" svg:y="10.362cm">
          <draw:text-box>
            <text:p text:style-name="P7"><text:span text:style-name="T2">Infinite local minima, all global</text:span></text:p>
          </draw:text-box>
        </draw:frame>
        <draw:line draw:style-name="gr6" draw:text-style-name="P1" draw:layer="layout" svg:x1="17.672cm" svg:y1="10.107cm" svg:x2="18.815cm" svg:y2="7.567cm">
          <text:p/>
        </draw:line>
        <draw:polyline draw:style-name="gr3" draw:text-style-name="P1" draw:layer="layout" svg:width="4.564cm" svg:height="4.939cm" draw:transform="skewX (8.25933254904611E-017) rotate (-1.18385683162775) translate (20.7224516642773cm 2.01999432714224cm)" svg:viewBox="0 0 4565 4940" draw:points="0,4940 3703,4940 4565,2823 2013,0 2083,166">
          <text:p/>
        </draw:polyline>
        <draw:line draw:style-name="gr7" draw:text-style-name="P1" draw:layer="layout" svg:x1="17.545cm" svg:y1="7.313cm" svg:x2="19.831cm" svg:y2="7.286cm">
          <text:p/>
        </draw:line>
        <draw:g>
          <draw:line draw:style-name="gr1" draw:text-style-name="P1" draw:layer="layout" svg:x1="7.966cm" svg:y1="21.684cm" svg:x2="14.936cm" svg:y2="21.684cm">
            <text:p/>
          </draw:line>
          <draw:line draw:style-name="gr1" draw:text-style-name="P1" draw:layer="layout" svg:x1="7.945cm" svg:y1="21.684cm" svg:x2="7.758cm" svg:y2="14.902cm">
            <text:p/>
          </draw:line>
          <draw:frame draw:style-name="gr2" draw:text-style-name="P3" draw:layer="layout" svg:width="1.976cm" svg:height="2.394cm" svg:x="15.041cm" svg:y="20.975cm">
            <draw:text-box>
              <text:p text:style-name="P2"><text:span text:style-name="T1">x</text:span></text:p>
            </draw:text-box>
          </draw:frame>
          <draw:frame draw:style-name="gr2" draw:text-style-name="P3" draw:layer="layout" svg:width="1.976cm" svg:height="2.394cm" svg:x="7.238cm" svg:y="13.081cm">
            <draw:text-box>
              <text:p text:style-name="P2"><text:span text:style-name="T1">y</text:span></text:p>
            </draw:text-box>
          </draw:frame>
        </draw:g>
        <draw:frame draw:style-name="gr5" draw:text-style-name="P8" draw:layer="layout" svg:width="5.207cm" svg:height="2.384cm" svg:x="15.113cm" svg:y="18.925cm">
          <draw:text-box>
            <text:p text:style-name="P7"><text:span text:style-name="T2">single local minimum, also global</text:span></text:p>
          </draw:text-box>
        </draw:frame>
        <draw:line draw:style-name="gr6" draw:text-style-name="P1" draw:layer="layout" svg:x1="14.732cm" svg:y1="20.166cm" svg:x2="12.573cm" svg:y2="20.674cm">
          <text:p/>
        </draw:line>
        <draw:path draw:style-name="gr3" draw:text-style-name="P1" draw:layer="layout" svg:width="5.578cm" svg:height="5.553cm" draw:transform="rotate (-1.19555053761612) translate (14.3112251224824cm 13.8125758943935cm)" svg:viewBox="0 0 5579 5554" svg:d="M0 5554c4504 0 5256-523 5561-949 304-426-3373-4605-3373-4605">
          <text:p/>
        </draw:path>
        <draw:custom-shape draw:style-name="gr4" draw:text-style-name="P4" draw:layer="layout" svg:width="0.381cm" svg:height="0.381cm" svg:x="11.938cm" svg:y="20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19:33:51.535771089</dc:date>
    <meta:editing-duration>PT1H41M14S</meta:editing-duration>
    <meta:editing-cycles>12</meta:editing-cycles>
    <meta:generator>LibreOffice/6.4.7.2$Linux_X86_64 LibreOffice_project/40$Build-2</meta:generator>
    <meta:document-statistic meta:object-count="42"/>
  </office:meta>
</office:document-meta>
</file>